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“Oh?! How'd you bastards get out?”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“Quick, get 'em!”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“Th-That's insane...! How'd we lose to these
little bastards?!”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“There's no way we can fight against
that...!”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“This is bad news! We gotta tell the boss!!”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
Sharusharu-san's 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sharu-san!
Vámonos—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